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left" draw:textarea-vertical-align="top" draw:auto-grow-height="fals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1.2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399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6.6cm" svg:x="16.8cm" svg:y="0.6cm">
          <text:p text:style-name="P1"><text:span text:style-name="T1">Process Work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6cm" svg:y1="3.9cm" svg:x2="8.5cm" svg:y2="3.9cm">
          <text:p/>
        </draw:line>
        <draw:custom-shape draw:style-name="gr3" draw:text-style-name="P4" draw:layer="layout" svg:width="4.7cm" svg:height="4.2cm" svg:x="0.6cm" svg:y="1.5cm">
          <text:p text:style-name="P4">Resourc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7cm" svg:height="4.2cm" svg:x="17.302cm" svg:y="2.702cm">
          <text:p text:style-name="P4">Temporary<text:line-break/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3" draw:layer="layout" svg:x1="13.65cm" svg:y1="3.9cm" svg:x2="16.55cm" svg:y2="3.9cm">
          <text:p/>
        </draw:line>
        <draw:line draw:style-name="gr2" draw:text-style-name="P3" draw:layer="layout" svg:x1="26.1cm" svg:y1="3.9cm" svg:x2="29cm" svg:y2="3.9cm">
          <text:p/>
        </draw:line>
        <draw:custom-shape draw:style-name="gr3" draw:text-style-name="P4" draw:layer="layout" svg:width="4.7cm" svg:height="4.2cm" svg:x="8.702cm" svg:y="1.702cm">
          <text:p text:style-name="P4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7cm" svg:height="4.2cm" svg:x="29.402cm" svg:y="1.702cm">
          <text:p text:style-name="P4">Out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2.754cm" svg:height="1.673cm" svg:x="5.5cm" svg:y="4.1cm">
          <draw:text-box>
            <text:p>fetch if </text:p>
            <text:p>external</text:p>
          </draw:text-box>
        </draw:frame>
        <draw:frame draw:style-name="gr5" draw:text-style-name="P5" draw:layer="layout" svg:width="1.84cm" svg:height="0.999cm" svg:x="26.201cm" svg:y="4.101cm">
          <draw:text-box>
            <text:p>copy</text:p>
          </draw:text-box>
        </draw:frame>
        <draw:frame draw:style-name="gr6" draw:text-style-name="P5" draw:layer="layout" svg:width="1.899cm" svg:height="1.099cm" svg:x="13.701cm" svg:y="4.101cm">
          <draw:text-box>
            <text:p>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20T14:34:11.977629522</dc:date>
    <meta:editing-duration>PT1H15M59S</meta:editing-duration>
    <meta:editing-cycles>11</meta:editing-cycles>
    <meta:generator>LibreOffice/4.4.7.2$Linux_X86_64 LibreOffice_project/40$Build-2</meta:generator>
    <dc:creator>Nils Hempelmann</dc:creator>
    <meta:document-statistic meta:object-count="11"/>
  </office:meta>
</office:document-meta>
</file>